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5.0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1cm" fo:min-width="1.768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6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7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Arial" fo:font-size="18pt"/>
    </style:style>
    <style:style style:name="P4" style:family="paragraph">
      <loext:graphic-properties draw:fill="none" draw:fill-color="#729fcf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Tango_20_Red" draw:opacity="100%"/>
      <style:paragraph-properties fo:text-align="center"/>
      <style:text-properties style:font-name="Arial" fo:font-size="18pt" fo:font-weight="bold" style:font-weight-asian="bold" style:font-weight-complex="bold"/>
    </style:style>
    <style:style style:name="P6" style:family="paragraph">
      <loext:graphic-properties draw:fill="gradient" draw:fill-gradient-name="Subtle_20_Tango_20_Green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7" style:family="paragraph">
      <loext:graphic-properties draw:fill="gradient" draw:fill-color="#729fcf" draw:fill-gradient-name="Gradient_20_2" draw:opacity="50%"/>
      <style:paragraph-properties fo:text-align="center"/>
      <style:text-properties style:font-name="Arial" fo:font-size="18pt" fo:font-weight="bold" style:font-weight-asian="bold" style:font-weight-complex="bold"/>
    </style:style>
    <style:style style:name="P8" style:family="paragraph">
      <style:paragraph-properties fo:text-align="center"/>
      <style:text-properties style:font-name="Arial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style:font-name="Arial"/>
    </style:style>
    <style:style style:name="P11" style:family="paragraph">
      <style:paragraph-properties fo:text-align="star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688cm" svg:height="1.27cm" svg:x="10.177cm" svg:y="6.604cm">
          <text:p text:style-name="P1">Pre-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3" draw:text-style-name="P4" draw:layer="layout" svg:width="2.943cm" svg:height="3.556cm" svg:x="4.154cm" svg:y="0.508cm">
          <text:p text:style-name="P3"><text:span text:style-name="T1">Raw</text:span></text:p>
          <text:p text:style-name="P3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5" draw:layer="layout" svg:width="7.352cm" svg:height="3.26cm" svg:x="7.632cm" svg:y="0.656cm">
          <text:p text:style-name="P3"><text:span text:style-name="T1">Data</text:span></text:p>
          <text:p text:style-name="P3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352cm" svg:height="3.26cm" svg:x="19.317cm" svg:y="0.656cm">
          <text:p text:style-name="P3"><text:span text:style-name="T1">Statistical</text:span></text:p>
          <text:p text:style-name="P3"><text:span text:style-name="T1">Analysis</text:span></text:p>
          <text:p text:style-name="P3"><text:span text:style-name="T1">and</text:span></text:p>
          <text:p text:style-name="P3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7.351cm" svg:height="3.26cm" svg:x="13.475cm" svg:y="0.656cm">
          <text:p text:style-name="P3"><text:span text:style-name="T1">Pre-</text:span></text:p>
          <text:p text:style-name="P3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7.35cm" svg:height="3.26cm" svg:x="25.162cm" svg:y="0.656cm">
          <text:p text:style-name="P3"><text:span text:style-name="T1">Visualization</text:span></text:p>
          <text:p text:style-name="P3"><text:span text:style-name="T1">and</text:span></text:p>
          <text:p text:style-name="P3"><text:span text:style-name="T1">Report</text:span></text:p>
          <text:p text:style-name="P3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9" draw:layer="layout" svg:width="3.089cm" svg:height="1.673cm" svg:x="0.471cm" svg:y="1.27cm">
          <draw:text-box>
            <text:p text:style-name="P8"><text:span text:style-name="T1">Analysis</text:span></text:p>
            <text:p text:style-name="P8"><text:span text:style-name="T1">step</text:span></text:p>
          </draw:text-box>
        </draw:frame>
        <draw:line draw:style-name="gr9" draw:text-style-name="P10" draw:layer="layout" svg:x1="3.71cm" svg:y1="12.092cm" svg:x2="3.71cm" svg:y2="0.154cm">
          <text:p/>
        </draw:line>
        <draw:line draw:style-name="gr9" draw:text-style-name="P10" draw:layer="layout" svg:x1="32.512cm" svg:y1="4.572cm" svg:x2="0.254cm" svg:y2="4.572cm">
          <text:p/>
        </draw:line>
        <draw:line draw:style-name="gr9" draw:text-style-name="P10" draw:layer="layout" svg:x1="32.512cm" svg:y1="8.272cm" svg:x2="0.254cm" svg:y2="8.272cm">
          <text:p/>
        </draw:line>
        <draw:frame draw:style-name="gr8" draw:text-style-name="P9" draw:layer="layout" svg:width="3.19cm" svg:height="1.673cm" svg:x="0.42cm" svg:y="5.671cm">
          <draw:text-box>
            <text:p text:style-name="P8"><text:span text:style-name="T2">dpcR</text:span></text:p>
            <text:p text:style-name="P8"><text:span text:style-name="T1">Function</text:span></text:p>
          </draw:text-box>
        </draw:frame>
        <draw:frame draw:style-name="gr8" draw:text-style-name="P12" draw:layer="layout" svg:width="5.4cm" svg:height="3.095cm" svg:x="25.654cm" svg:y="4.726cm">
          <draw:text-box>
            <text:p text:style-name="P11"><text:span text:style-name="T2">bioamp()</text:span></text:p>
            <text:p text:style-name="P11"><text:span text:style-name="T2">compare_dens()</text:span></text:p>
            <text:p text:style-name="P11"><text:span text:style-name="T2">dpcReport()</text:span></text:p>
            <text:p text:style-name="P11"><text:span text:style-name="T2">...</text:span></text:p>
          </draw:text-box>
        </draw:frame>
        <draw:frame draw:style-name="gr8" draw:text-style-name="P12" draw:layer="layout" svg:width="4.587cm" svg:height="1.673cm" svg:x="8.554cm" svg:y="4.726cm">
          <draw:text-box>
            <text:p text:style-name="P11"><text:span text:style-name="T2">read_QX100()</text:span></text:p>
            <text:p text:style-name="P11"><text:span text:style-name="T2">read_raw()</text:span></text:p>
          </draw:text-box>
        </draw:frame>
        <draw:frame draw:style-name="gr8" draw:text-style-name="P9" draw:layer="layout" svg:width="2.788cm" svg:height="1.673cm" svg:x="0.621cm" svg:y="9.272cm">
          <draw:text-box>
            <text:p text:style-name="P8"><text:span text:style-name="T2">dpcR</text:span></text:p>
            <text:p text:style-name="P8"><text:span text:style-name="T1">classes</text:span></text:p>
          </draw:text-box>
        </draw:frame>
        <draw:frame draw:style-name="gr8" draw:text-style-name="P12" draw:layer="layout" svg:width="2.686cm" svg:height="3.095cm" svg:x="3.855cm" svg:y="4.727cm">
          <draw:text-box>
            <text:p text:style-name="P11"><text:span text:style-name="T2">*.Rdata</text:span></text:p>
            <text:p text:style-name="P11"><text:span text:style-name="T2">*.csv</text:span></text:p>
            <text:p text:style-name="P11"><text:span text:style-name="T2">*.XLS</text:span></text:p>
            <text:p text:style-name="P11"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19T13:48:04.524091007</dc:date>
    <meta:editing-duration>PT10H5M9S</meta:editing-duration>
    <meta:editing-cycles>11</meta:editing-cycles>
    <meta:generator>LibreOffice/5.0.0.5$Linux_x86 LibreOffice_project/00m0$Build-5</meta:generator>
    <meta:document-statistic meta:object-count="40"/>
  </office:meta>
</office:document-meta>
</file>